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>
      <style:text-properties officeooo:paragraph-rsid="00191b1f"/>
    </style:style>
    <style:style style:name="P4" style:family="paragraph" style:parent-style-name="Heading_20_1">
      <style:text-properties officeooo:paragraph-rsid="00191b1f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erif" style:font-name-asian="DejaVu LGC Sans" style:font-name-complex="DejaVu LGC 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heck List for Preliminary Grades for BPP</text:h>
      <text:h text:style-name="P4" text:outline-level="1">Checks for Finalize:</text:h>
      <text:p text:style-name="Text_20_body">This verifies that finalize is complete in each panel</text:p>
      <text:list xml:id="list2732180734299643493" text:style-name="L2">
        <text:list-item>
          <text:p text:style-name="P1"><text:span text:style-name="T1">□</text:span><text:span text:style-name="T2"> </text:span>Check that targets are turned-off below the cut-off line</text:p>
        </text:list-item>
        <text:list-item>
          <text:p text:style-name="P1"><text:span text:style-name="T1">□</text:span><text:span text:style-name="T2"> </text:span>The lists should correspond to Andrea's notes</text:p>
        </text:list-item>
        <text:list-item>
          <text:p text:style-name="P1"><text:span text:style-name="T1">□</text:span><text:span text:style-name="T2"> </text:span>Clarify any discrepancies with Andrea</text:p>
        </text:list-item>
        <text:list-item>
          <text:p text:style-name="P1"><text:span text:style-name="T1">□</text:span><text:span text:style-name="T2"> </text:span>Be sure that archive and theory are not distorting the normalized grades in <text:s/>the panel</text:p>
        </text:list-item>
      </text:list>
      <text:h text:style-name="Heading_20_2" text:outline-level="2">BPP List:</text:h>
      <text:p text:style-name="Text_20_body"><text:span text:style-name="T1">□</text:span><text:span text:style-name="T2"> </text:span>Prepare list by running PeerReviewCDO/ranked_BPP_by_panel.pl </text:p>
      <text:p text:style-name="P3"><text:span text:style-name="T1">□</text:span><text:span text:style-name="T2"> </text:span>Prepare BPP panel by running get_BPP_prelim.pl and pop_prelim.pl for the BPP panel, </text:p>
      <text:p text:style-name="P3"><text:s text:c="4"/>then insert the preliminary grades and populate the bpp_panel_grades table</text:p>
      <text:p text:style-name="Text_20_body"><text:s text:c="4"/></text:p>
      <text:h text:style-name="Heading_20_2" text:outline-level="2">BPP Sanity Checks:</text:h>
      <text:list xml:id="list8325312160847263078" text:style-name="L3">
        <text:list-item>
          <text:p text:style-name="P2"><text:span text:style-name="T1">□</text:span><text:span text:style-name="T2"> </text:span>Spot check that normalized grades are correct in the panels (20 or so)</text:p>
        </text:list-item>
        <text:list-item>
          <text:p text:style-name="P2"><text:span text:style-name="T1">□</text:span><text:span text:style-name="T2"> </text:span>Spot check that proposals that did well (appear above the cut-off in the normalized list) are indeed in the top few proposals in the panels</text:p>
        </text:list-item>
        <text:list-item>
          <text:p text:style-name="P2"><text:span text:style-name="T1">□</text:span><text:span text:style-name="T2"> </text:span>Check that the right number of LPs and XVPs appear in the list</text:p>
        </text:list-item>
        <text:list-item>
          <text:p text:style-name="P2"><text:span text:style-name="T1">□</text:span><text:span text:style-name="T2"> </text:span>Check proposals that have a large discrepancy between average grade and normalized grade in the panels (this might indicate a finalize problem that was missed during “Checks For Finalize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e Hall</meta:initial-creator>
    <meta:creation-date>2015-04-02T13:32:12</meta:creation-date>
    <dc:date>2015-04-02T13:53:15</dc:date>
    <dc:creator>Diane Hall</dc:creator>
    <meta:editing-duration>PT14M29S</meta:editing-duration>
    <meta:editing-cycles>4</meta:editing-cycles>
    <meta:generator>LibreOffice/4.0.4.2$Linux_X86_64 LibreOffice_project/400m0$Build-2</meta:generator>
    <meta:document-statistic meta:table-count="0" meta:image-count="0" meta:object-count="0" meta:page-count="1" meta:paragraph-count="17" meta:word-count="185" meta:character-count="1086" meta:non-whitespace-character-count="914"/>
  </office:meta>
</office:document-meta>
</file>